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M Mono 10" svg:font-family="'LM Mono 10'" style:font-adornments="Regular"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Symbols" svg:font-family="'TexMaths Symbol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graphic-properties svg:stroke-width="0.025cm" svg:stroke-color="#1c1c1c" draw:marker-start-width="0.229cm" draw:marker-end-width="0.229cm" draw:fill="solid" draw:fill-color="#ffffff" draw:textarea-horizontal-align="justify" draw:textarea-vertical-align="middle" draw:auto-grow-height="false" fo:min-height="3.19cm" fo:min-width="7.622cm" fo:padding-top="0.137cm" fo:padding-bottom="0.137cm" fo:padding-left="0.262cm" fo:padding-right="0.262cm" loext:decorative="false"/>
    </style:style>
    <style:style style:name="gr4" style:family="graphic">
      <style:graphic-properties loext:decorative="false"/>
    </style:style>
    <style:style style:name="gr5"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parent-style-name="standard">
      <style:graphic-properties draw:textarea-horizontal-align="justify" draw:textarea-vertical-align="middle" draw:auto-grow-height="false" fo:min-height="1.845cm" fo:min-width="1.595cm" loext:decorative="false"/>
      <style:paragraph-properties style:writing-mode="lr-tb"/>
    </style:style>
    <style:style style:name="gr8"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9" style:family="graphic" style:parent-style-name="standard">
      <style:graphic-properties draw:stroke="none" svg:stroke-color="#000000" draw:fill="none" draw:fill-color="#ffffff" draw:auto-grow-height="true" draw:auto-grow-width="false" fo:min-height="0.464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list-style-name="L1">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co1" style:family="table-column">
      <style:table-column-properties style:column-width="5.592cm" style:use-optimal-column-width="false"/>
    </style:style>
    <style:style style:name="co2" style:family="table-column">
      <style:table-column-properties style:column-width="8.802cm" style:use-optimal-column-width="false"/>
    </style:style>
    <style:style style:name="co3" style:family="table-column">
      <style:table-column-properties style:column-width="8.942cm" style:use-optimal-column-width="false"/>
    </style:style>
    <style:style style:name="ro1" style:family="table-row">
      <style:table-row-properties style:row-height="0.962cm" style:use-optimal-row-height="false"/>
    </style:style>
    <style:style style:name="ce1" style:family="table-cell">
      <style:text-properties fo:font-weight="bold" style:font-weight-asian="bold" style:font-weight-complex="bold"/>
    </style:style>
    <style:style style:name="ce2" style:family="table-cell">
      <style:text-properties fo:font-size="14pt"/>
    </style:style>
    <style:style style:name="P1" style:family="paragraph">
      <style:paragraph-properties fo:text-align="start"/>
      <style:text-properties fo:hyphenate="false" loext:hyphenation-no-caps="false" loext:hyphenation-no-last-word="false"/>
    </style:style>
    <style:style style:name="P2" style:family="paragraph">
      <loext:graphic-properties draw:fill-color="#ffffff"/>
      <style:paragraph-properties fo:text-align="start"/>
      <style:text-properties fo:hyphenate="false" loext:hyphenation-no-caps="false" loext:hyphenation-no-last-word="false"/>
    </style:style>
    <style:style style:name="P3" style:family="paragraph">
      <loext:graphic-properties draw:fill-color="#ffffff"/>
    </style:style>
    <style:style style:name="P4" style:family="paragraph">
      <style:text-properties fo:font-size="18pt"/>
    </style:style>
    <style:style style:name="P5" style:family="paragraph">
      <style:text-properties fo:font-size="18pt" fo:hyphenate="false" loext:hyphenation-no-caps="false" loext:hyphenation-no-last-word="false"/>
    </style:style>
    <style:style style:name="P6" style:family="paragraph">
      <style:text-properties fo:font-weight="bold" style:font-weight-asian="bold" style:font-weight-complex="bold"/>
    </style:style>
    <style:style style:name="P7" style:family="paragraph">
      <style:text-properties fo:font-size="14pt"/>
    </style:style>
    <style:style style:name="P8" style:family="paragraph">
      <style:paragraph-properties fo:text-align="start"/>
    </style:style>
    <style:style style:name="P9" style:family="paragraph">
      <loext:graphic-properties draw:fill="solid" draw:fill-color="#ffffff"/>
      <style:paragraph-properties fo:text-align="center"/>
    </style:style>
    <style:style style:name="P10" style:family="paragraph">
      <style:paragraph-properties fo:margin-top="0.5cm" fo:margin-bottom="0cm"/>
      <style:text-properties fo:font-size="18pt"/>
    </style:style>
    <style:style style:name="P11" style:family="paragraph">
      <loext:graphic-properties draw:fill="solid" draw:fill-color="#000000"/>
      <style:paragraph-properties fo:text-align="center"/>
    </style:style>
    <style:style style:name="P12" style:family="paragraph">
      <style:paragraph-properties fo:margin-top="0.42cm" fo:margin-bottom="0.35cm" fo:text-align="start"/>
      <style:text-properties fo:font-size="10pt" style:font-size-asian="10pt" style:font-size-complex="10pt"/>
    </style:style>
    <style:style style:name="P13" style:family="paragraph">
      <style:paragraph-properties fo:margin-top="0.42cm" fo:margin-bottom="0.35cm"/>
      <style:text-properties fo:font-size="10pt" style:font-size-asian="10pt" style:font-size-complex="10pt"/>
    </style:style>
    <style:style style:name="P14" style:family="paragraph">
      <style:paragraph-properties fo:margin-top="0.42cm" fo:margin-bottom="0.35cm"/>
      <style:text-properties fo:font-size="18pt"/>
    </style:style>
    <style:style style:name="P15" style:family="paragraph">
      <style:paragraph-properties fo:margin-top="0.42cm" fo:margin-bottom="0.35cm"/>
    </style:style>
    <style:style style:name="P16" style:family="paragraph">
      <style:paragraph-properties fo:text-align="center"/>
    </style:style>
    <style:style style:name="P17" style:family="paragraph">
      <style:paragraph-properties fo:text-align="center"/>
      <style:text-properties fo:font-size="12pt" fo:font-weight="bold" style:font-weight-asian="bold" style:font-weight-complex="bold"/>
    </style:style>
    <style:style style:name="P18" style:family="paragraph">
      <loext:graphic-properties draw:fill="none"/>
      <style:paragraph-properties fo:text-align="center"/>
    </style:style>
    <style:style style:name="P19" style:family="paragraph">
      <style:text-properties fo:font-size="12pt"/>
    </style:style>
    <style:style style:name="P20" style:family="paragraph">
      <loext:graphic-properties draw:fill="none" draw:fill-color="#ffffff"/>
      <style:text-properties fo:font-size="12pt"/>
    </style:style>
    <style:style style:name="T1" style:family="text">
      <style:text-properties fo:font-size="18pt"/>
    </style:style>
    <style:style style:name="T2" style:family="text">
      <style:text-properties fo:font-size="18pt"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style>
    <style:style style:name="T5" style:family="text">
      <style:text-properties fo:font-size="18pt" fo:font-weight="bold" style:font-weight-asian="bold" style:font-weight-complex="bold"/>
    </style:style>
    <style:style style:name="T6" style:family="text">
      <style:text-properties fo:font-size="18pt" fo:font-style="italic" fo:font-weight="normal" style:font-style-asian="italic" style:font-weight-asian="normal" style:font-style-complex="italic" style:font-weight-complex="normal"/>
    </style:style>
    <style:style style:name="T7" style:family="text">
      <style:text-properties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8" style:family="text">
      <style:text-properties fo:font-size="18pt" style:font-size-asian="10pt" style:font-size-complex="10pt"/>
    </style:style>
    <style:style style:name="T9" style:family="text">
      <style:text-properties style:font-name="LM Mono 10" fo:font-size="18pt" style:font-size-asian="10pt" style:font-size-complex="10pt"/>
    </style:style>
    <style:style style:name="T10" style:family="text">
      <style:text-properties fo:font-size="10pt" style:font-size-asian="10pt" style:font-size-complex="10pt"/>
    </style:style>
    <style:style style:name="T11" style:family="text">
      <style:text-properties style:font-name="Liberation Sans" fo:font-size="18pt" style:font-size-asian="10pt" style:font-size-complex="10pt"/>
    </style:style>
    <style:style style:name="T12" style:family="text">
      <style:text-properties style:font-name="Liberation Sans" fo:font-size="18pt" fo:font-weight="bold" style:font-size-asian="10pt" style:font-weight-asian="bold" style:font-size-complex="1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4" style:family="text">
      <style:text-properties style:font-name="LM Mono 10" fo:font-size="18pt" fo:font-weight="normal" style:font-size-asian="10pt" style:font-weight-asian="normal" style:font-size-complex="10pt" style:font-weight-complex="normal"/>
    </style:style>
    <style:style style:name="T15" style:family="text">
      <style:text-properties fo:font-size="12pt"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issensrepräsentation - Überblick</text:p>
          </draw:text-box>
        </draw:frame>
        <draw:frame presentation:style-name="pr2" draw:text-style-name="P2" draw:layer="layout" svg:width="25.199cm" svg:height="9.134cm" svg:x="1.4cm" svg:y="3.685cm" presentation:class="subtitle" presentation:user-transformed="true">
          <draw:text-box>
            <text:list text:style-name="L1">
              <text:list-item>
                <text:p text:style-name="P1">Ontologien</text:p>
                <text:p text:style-name="P1"/>
              </text:list-item>
              <text:list-item>
                <text:p text:style-name="P1">Knowledge graphs</text:p>
                <text:p text:style-name="P1"/>
              </text:list-item>
              <text:list-item>
                <text:p text:style-name="P1">Symbolische KI</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as ist Wiss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Um zu verstehen, was Wissen in einem KI-Kontext ist, müssen wir die Diofferenz zwischen einigen verwandten Konzepten unterscheiden:</text:span></text:p>
                <text:p text:style-name="P4"><text:span text:style-name="T1"/></text:p>
              </text:list-header>
              <text:list-item>
                <text:p text:style-name="P4"><text:span text:style-name="T1">Daten - rohe Fakten oder Zahlen</text:span></text:p>
                <text:p text:style-name="P4"><text:span text:style-name="T1"/></text:p>
              </text:list-item>
              <text:list-item>
                <text:p text:style-name="P4"><text:span text:style-name="T1">Informationen - Daten mit Kontext</text:span></text:p>
                <text:p text:style-name="P4"><text:span text:style-name="T1"/></text:p>
              </text:list-item>
              <text:list-item>
                <text:p text:style-name="P4"><text:span text:style-name="T1">Wissen - zusammenhängende Fakten und Schlussfolgerunge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at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Bei den Daten kann es sich um Sensormesswerte, numerische Werte, Pixel-RGB-Werte usw. Handeln. Beispiel:</text:span></text:p>
                <text:p text:style-name="P4"><text:span text:style-name="T1"/></text:p>
              </text:list-header>
              <text:list-item>
                <text:p text:style-name="P5"><text:span text:style-name="T1">“</text:span><text:span text:style-name="T1">Temperatur”, 20, “Lüfter”, 1, “Zeit”, 08:30…</text:span></text:p>
                <text:p text:style-name="P4"><text:span text:style-name="T1"/></text:p>
                <text:p text:style-name="P4"><text:span text:style-name="T1"><text:s/></text:span><text:span text:style-name="T1">Dies sind rohe Fakten oder </text:span><text:span text:style-name="T2">Daten.</text:span></text:p>
              </text:list-item>
            </text:list>
          </draw:text-box>
        </draw:frame>
        <presentation:notes draw:style-name="dp1">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Informatio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Sobald den Daten ein gewisser Kontext gegeben wird, werden sie zu Informationen. Hier sind einige Beispiele:</text:span></text:p>
                <text:p text:style-name="P4"><text:span text:style-name="T1"/></text:p>
              </text:list-header>
              <text:list-item>
                <text:p text:style-name="P4"><text:span text:style-name="T1">„</text:span><text:span text:style-name="T1">Die um 08:30 Uhr gemessene Temperatur betrug 20,0 Grad“</text:span></text:p>
                <text:p text:style-name="P4"><text:span text:style-name="T1"/></text:p>
              </text:list-item>
              <text:list-item>
                <text:p text:style-name="P4"><text:span text:style-name="T1">„</text:span><text:span text:style-name="T1">Das Ventilator wurde um 08:30 Uhr eingeschaltet“</text:span></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Wiss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Wissen wird aus Daten abgeleitet, indem Fakten durch Schlussfolgerungen miteinander verbunden werden. Beispiel:</text:span></text:p>
                <text:p text:style-name="P4"><text:span text:style-name="T1"/></text:p>
              </text:list-header>
              <text:list-item>
                <text:p text:style-name="P4"><text:span text:style-name="T1">„</text:span><text:span text:style-name="T1">Wenn die Temperatur 20 Grad erreicht, schalten Sie den Ventilator ein“</text:span></text:p>
              </text:list-item>
            </text:list>
          </draw:text-box>
        </draw:fram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Datenrepräsentation (DR)</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Die Datenrepräsentation (DR) hat das Ziel, rohe Fakten zu speichern und zu bearbeiten. DR hat eine niedrige Ebene, da es mit Bits, Strings und Tabellen arbeitet. Daten können in vielen Formaten gespeichert werden, darunter CSV, JSON und Binärdateien. DR wird in der Datenbankentwicklung, bei Sensoren und APIs eingesetzt.</text:span></text:p>
                <text:p text:style-name="P4"><text:span text:style-name="T1"/></text:p>
                <text:p text:style-name="P4"><text:span text:style-name="T1"/></text:p>
              </text:list-header>
            </text:list>
          </draw:text-box>
        </draw:fram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Wissensrepräsentation (WR)</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4"><text:span text:style-name="T1">Die Wissensrepräsentation (WR) hat das Ziel, auf der Grundlage von Daten Schlussfolgerungen (Reasoning) und Verständnis zu ermöglichen. WR ist hochrangig, da sie sich mit Konzepten, Regeln und Logik befasst. Wissen kann in vielen Formen dargestellt werden, darunter Graphen, logische Regeln, Symbole und neuronale Gewichte. WR ist ein grundlegender Bestandteil der KI und wird in Expertensystemen, Chatbots, KI-Agenten und Large Language Models (LLMs) verwendet.</text:span></text:p>
                <text:p text:style-name="P4"><text:span text:style-name="T1"/></text:p>
                <text:p text:style-name="P4"><text:span text:style-name="T1"/></text:p>
              </text:list-header>
            </text:list>
          </draw:text-box>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DR vs. WR</text:p>
          </draw:text-box>
        </draw:frame>
        <draw:frame presentation:style-name="pr4" draw:text-style-name="P4" draw:layer="layout" svg:width="25.199cm" svg:height="4.2cm" svg:x="1.4cm" svg:y="3.685cm" presentation:class="outline" presentation:user-transformed="true">
          <draw:text-box>
            <text:list text:style-name="L2">
              <text:list-header>
                <text:p text:style-name="P4"><text:span text:style-name="T1">Analogie:</text:span></text:p>
              </text:list-header>
              <text:list-item>
                <text:p text:style-name="P4"><text:span text:style-name="T1">DR – eine Bibliothek mt Büchern (rohe Fakten/Infos)</text:span></text:p>
              </text:list-item>
              <text:list-item>
                <text:p text:style-name="P4"><text:span text:style-name="T1">WR – eine Bibliothekar der weiß was in die Bücher steht, und kann Fragen beantworten</text:span></text:p>
                <text:p text:style-name="P4"><text:span text:style-name="T1"/></text:p>
                <text:p text:style-name="P4"><text:span text:style-name="T1"/></text:p>
              </text:list-item>
            </text:list>
          </draw:text-box>
        </draw:frame>
        <draw:frame draw:style-name="gr2" draw:layer="layout" svg:width="23.335cm" svg:height="5.507cm" svg:x="2.169cm" svg:y="8.6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3">Aspekt</text:span></text:p>
              </table:table-cell>
              <table:table-cell>
                <text:p text:style-name="P6">DR</text:p>
              </table:table-cell>
              <table:table-cell>
                <text:p text:style-name="P6">WR</text:p>
              </table:table-cell>
            </table:table-row>
            <table:table-row table:style-name="ro1" table:default-cell-style-name="ce2">
              <table:table-cell>
                <text:p text:style-name="P7">Ziel</text:p>
              </table:table-cell>
              <table:table-cell>
                <text:p text:style-name="P7">Rohe Fakten speichern und verarbeiten</text:p>
              </table:table-cell>
              <table:table-cell>
                <text:p><text:span text:style-name="T4">Schlussfolgerungen (Reasoning) und Verständnis ermöglichen</text:span></text:p>
              </table:table-cell>
            </table:table-row>
            <table:table-row table:style-name="ro1" table:default-cell-style-name="ce2">
              <table:table-cell>
                <text:p text:style-name="P7">Level</text:p>
              </table:table-cell>
              <table:table-cell>
                <text:p text:style-name="P8"><text:span text:style-name="T4">Low-Level (Bits, Strings, Tabellen)</text:span></text:p>
              </table:table-cell>
              <table:table-cell>
                <text:p text:style-name="P8"><text:span text:style-name="T4">High-Level (Konzepte, Regeln, Logik) </text:span></text:p>
              </table:table-cell>
            </table:table-row>
            <table:table-row table:style-name="ro1" table:default-cell-style-name="ce2">
              <table:table-cell>
                <text:p text:style-name="P7">Format</text:p>
              </table:table-cell>
              <table:table-cell>
                <text:p text:style-name="P8"><text:span text:style-name="T4">CSV, JSON, binary </text:span></text:p>
              </table:table-cell>
              <table:table-cell>
                <text:p text:style-name="P7">Graphen, logische Regeln, Symbole, neuronale Gewichte</text:p>
              </table:table-cell>
            </table:table-row>
            <table:table-row table:style-name="ro1" table:default-cell-style-name="ce2">
              <table:table-cell>
                <text:p text:style-name="P7">Verwendungen</text:p>
              </table:table-cell>
              <table:table-cell>
                <text:p text:style-name="P7">Datenbanken, Sensoren, APIs</text:p>
              </table:table-cell>
              <table:table-cell>
                <text:p text:style-name="P7">Expert systems, Chatbots, KI-Agenten</text:p>
              </table:table-cell>
            </table:table-row>
          </table:table>
          <draw:image xlink:href="Pictures/TablePreview1.svm" xlink:type="simple" xlink:show="embed" xlink:actuate="onLoad"/>
        </draw:frame>
        <presentation:notes draw:style-name="dp1">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Beispiele</text:p>
          </draw:text-box>
        </draw:frame>
        <draw:custom-shape draw:style-name="gr3" draw:text-style-name="P9" draw:layer="layout" svg:width="8.122cm" svg:height="3.44cm" svg:x="2.096cm" svg:y="4.795cm">
          <text:p/>
          <draw:enhanced-geometry svg:viewBox="0 0 21600 21600" draw:type="rectangle" draw:enhanced-path="M 0 0 L 21600 0 21600 21600 0 21600 0 0 Z N"/>
        </draw:custom-shape>
        <draw:frame presentation:style-name="pr4" draw:text-style-name="P4" draw:layer="layout" svg:width="25.199cm" svg:height="10.206cm" svg:x="1.4cm" svg:y="3.685cm" presentation:class="outline" presentation:user-transformed="true">
          <draw:text-box>
            <text:list text:style-name="L2">
              <text:list-header>
                <text:p text:style-name="P4"><text:span text:style-name="T5">DR</text:span><text:span text:style-name="T1"> im CSV-Dateiformat:</text:span></text:p>
                <text:p text:style-name="P4"><text:span text:style-name="T6">Wert, Sensor/Aktor, Zeit</text:span></text:p>
                <text:p text:style-name="P4"><text:span text:style-name="T2">“</text:span><text:span text:style-name="T2">20”, “Temperatur”, “08:30”</text:span></text:p>
                <text:p text:style-name="P10"><text:span text:style-name="T2">“</text:span><text:span text:style-name="T2">1”, “Lüfter”, “08:30”</text:span></text:p>
                <text:p text:style-name="P10"><text:span text:style-name="T2"/></text:p>
                <text:p text:style-name="P10"><text:span text:style-name="T5">WR</text:span><text:span text:style-name="T2"> im Logik:</text:span></text:p>
                <text:p text:style-name="P10"><text:span text:style-name="T7"/></text:p>
                <text:p text:style-name="P4"><text:span text:style-name="T2"/></text:p>
                <text:p text:style-name="P4"><text:span text:style-name="T1">“</text:span><text:span text:style-name="T1">Wenn der Temperatur 20 Grad erreicht, dann schalten die Lüfter an”</text:span></text:p>
              </text:list-header>
            </text:list>
          </draw:text-box>
        </draw:frame>
        <draw:g draw:style-name="gr4">
          <svg:title>TexMaths</svg:title>
          <svg:desc>28§display§\bf{T \rightarrow L}§svg§600§FALSE§</svg:desc>
          <draw:path draw:style-name="gr5" draw:text-style-name="P9" draw:layer="layout" svg:width="2.804cm" svg:height="0.579cm" svg:x="2.646cm" svg:y="11.445cm" svg:viewBox="0 0 2805 580" svg:d="M0 0c935 0 1870 0 2805 0 0 193 0 387 0 580-935 0-1870 0-2805 0 0-193 0-387 0-580z">
            <text:p/>
          </draw:path>
          <draw:path draw:style-name="gr6" draw:text-style-name="P11" draw:layer="layout" svg:width="0.701cm" svg:height="0.657cm" svg:x="2.596cm" svg:y="11.406cm" svg:viewBox="0 0 702 658" svg:d="M682 0c-220 0-440 0-660 0-7 78-15 156-22 234 16 0 32 0 48 0 8-109 16-189 159-189 25 0 50 0 75 0 0 189 0 379 0 568-50 0-100 0-151 0 0 15 0 30 0 45 54-3 163-3 221-3 59 0 168 0 221 3 0-15 0-30 0-45-50 0-100 0-151 0 0-189 0-379 0-568 26 0 51 0 76 0 140 0 148 78 159 189 15 0 30 0 45 0-6-78-13-156-20-234z">
            <text:p/>
          </draw:path>
          <draw:path draw:style-name="gr6" draw:text-style-name="P11" draw:layer="layout" svg:width="0.872cm" svg:height="0.509cm" svg:x="3.667cm" svg:y="11.565cm" svg:viewBox="0 0 873 510" svg:d="M766 276c-53 39-81 81-89 92-42 67-50 128-50 131 0 11 11 11 19 11 17 0 17-3 22-19 23-95 79-179 191-223 11-3 14-5 14-12 0-6-4-7-6-11-45-16-162-67-201-228-3-14-3-17-20-17-8 0-19 0-19 14 16 43 8 61 50 128 19 28 47 62 89 95-243 0-486 0-730 0-16 0-36 0-36 19 0 20 20 20 36 20 244 0 487 0 730 0z">
            <text:p/>
          </draw:path>
          <draw:path draw:style-name="gr6" draw:text-style-name="P11" draw:layer="layout" svg:width="0.592cm" svg:height="0.668cm" svg:x="4.909cm" svg:y="11.395cm" svg:viewBox="0 0 593 669" svg:d="M593 401c-16 0-32 0-48 0-8 67-25 224-198 224-35 0-69 0-104 0 0-193 0-385 0-578 45 0 90 0 135 0 0-15 0-31 0-47-45 3-151 3-199 3-45 0-143 0-179-3 0 16 0 32 0 47 35 0 71 0 106 0 0 193 0 385 0 578-35 0-71 0-106 0 0 14 0 29 0 44 187 0 375 0 562 0 10-89 21-178 31-268z">
            <text:p/>
          </draw:path>
        </draw:g>
        <presentation:notes draw:style-name="dp1">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Ontologi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text:span text:style-name="T1"/></text:p>
                <text:p text:style-name="P12"><text:span text:style-name="T5">Definition:</text:span><text:span text:style-name="T1"> Eine formale Darstellung von Wissen als eine Menge von Konzepten und die Beziehungen zwischen ihnen. </text:span></text:p>
                <text:p text:style-name="P12"><text:span text:style-name="T5">Zweck:</text:span><text:span text:style-name="T1"> Ermöglichung eines gemeinsamen Verständnisses, semantischer Schlussfolgerungen und Interoperabilität. </text:span></text:p>
                <text:p text:style-name="P12"><text:span text:style-name="T1"/></text:p>
                <text:p text:style-name="P12"><text:span text:style-name="T8">In der Informatik und KI definiert eine Ontologie:</text:span></text:p>
              </text:list-header>
              <text:list-item>
                <text:p text:style-name="P12"><text:span text:style-name="T8">Welche Arten von Dinge es gibt</text:span></text:p>
              </text:list-item>
              <text:list-item>
                <text:p text:style-name="P12"><text:span text:style-name="T8">Wie sie sich zueinander verhalten</text:span></text:p>
                <text:p text:style-name="P4"><text:span text:style-name="T1"/></text:p>
              </text:list-item>
            </text:list>
          </draw:text-box>
        </draw:frame>
        <presentation:notes draw:style-name="dp1">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user-transformed="true">
          <draw:text-box>
            <text:p>Bestandteile von Ontologi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Ontologien bestehen aus:</text:span></text:p>
                <text:p text:style-name="P4"><text:span text:style-name="T1"/></text:p>
              </text:list-header>
              <text:list-item>
                <text:p text:style-name="P4"><text:span text:style-name="T5">Klassen </text:span><text:span text:style-name="T2">sind Kategorien oder Arten von Dingen.</text:span></text:p>
              </text:list-item>
              <text:list-item>
                <text:p text:style-name="P4"><text:span text:style-name="T5">Instanzen </text:span><text:span text:style-name="T2">(Individuals) sind die tatsächlichen Dinge, die zu Klassen gehören - Beispiele aus der realen Welt.</text:span></text:p>
              </text:list-item>
              <text:list-item>
                <text:p text:style-name="P4"><text:span text:style-name="T5">Eigenschaften</text:span><text:span text:style-name="T2"> (Relationen) definieren, wie sich Instanzen zueinander verhalten oder welche Eigenschaften sie haben.</text:span></text:p>
              </text:list-item>
            </text:list>
          </draw:text-box>
        </draw:frame>
        <presentation:notes draw:style-name="dp1">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Beispiel - Klass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Klassen sind abstrakte Konzepten von Dinge:</text:span></text:p>
                <text:p text:style-name="P4"><text:span text:style-name="T1"/></text:p>
              </text:list-header>
              <text:list-item>
                <text:p text:style-name="P4"><text:span text:style-name="T1">Person</text:span></text:p>
              </text:list-item>
              <text:list-item>
                <text:p text:style-name="P4"><text:span text:style-name="T1">Stadt</text:span></text:p>
              </text:list-item>
              <text:list-item>
                <text:p text:style-name="P4"><text:span text:style-name="T1">Universität</text:span></text:p>
              </text:list-item>
              <text:list-item>
                <text:p text:style-name="P4"><text:span text:style-name="T1">Sensor</text:span></text:p>
              </text:list-item>
            </text:list>
          </draw:text-box>
        </draw:frame>
        <presentation:notes draw:style-name="dp1">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user-transformed="true">
          <draw:text-box>
            <text:p>Beispiel - Instanz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Instanzen sind die „Datenpunkte“ Ihrer Ontologie.:</text:span></text:p>
                <text:p text:style-name="P4"><text:span text:style-name="T1"/></text:p>
              </text:list-header>
              <text:list-item>
                <text:p text:style-name="P4"><text:span text:style-name="T1">Hendrik (eine Instanz von Person)</text:span></text:p>
              </text:list-item>
              <text:list-item>
                <text:p text:style-name="P4"><text:span text:style-name="T1">Berlin (eine Instanz von Stadt)</text:span></text:p>
              </text:list-item>
              <text:list-item>
                <text:p text:style-name="P4"><text:span text:style-name="T1">HHN (eine Instanz von Universität)</text:span></text:p>
              </text:list-item>
              <text:list-item>
                <text:p text:style-name="P4"><text:span text:style-name="T1">Temperatursensor (eine Instanz von Sensor)</text:span></text:p>
              </text:list-item>
            </text:list>
          </draw:text-box>
        </draw:frame>
        <presentation:notes draw:style-name="dp1">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presentation:user-transformed="true">
          <draw:text-box>
            <text:p>Beispiel - Eigenschafte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Es gibt zwei Haupttypen von Eigenschaften:</text:span></text:p>
                <text:p text:style-name="P4"><text:span text:style-name="T1"/></text:p>
              </text:list-header>
              <text:list-item>
                <text:p text:style-name="P4"><text:span text:style-name="T1">Objekt-Eigenschaften - Beziehen eine Instanz auf eine andere</text:span></text:p>
                <text:p text:style-name="P4"><text:span text:style-name="T1">Beispiel: studiertAn(Hendrik, HHN)</text:span></text:p>
                <text:p text:style-name="P4"><text:span text:style-name="T1"/></text:p>
              </text:list-item>
              <text:list-item>
                <text:p text:style-name="P10"><text:span text:style-name="T1">Daten-Eigenschaften - Verknüpfen eine Instanz mit einem Wert</text:span></text:p>
                <text:p text:style-name="P10"><text:span text:style-name="T1">Beispiel: hatWert(Temperatursensor, 20)</text:span></text:p>
              </text:list-item>
            </text:list>
          </draw:text-box>
        </draw:frame>
        <presentation:notes draw:style-name="dp1">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presentation:user-transformed="true">
          <draw:text-box>
            <text:p>Web Ontology Language (OWL)</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OWL (Web Ontology Language) ist eine vom W3C entwickelte Standardsprache zur Definition und zum Austausch von Ontologien im Web. OWL wird verwendet, um Argumentation, Interoperabilität und maschinelles Verständnis komplexer Daten zu ermöglichen.</text:span></text:p>
              </text:list-header>
            </text:list>
          </draw:text-box>
        </draw:frame>
        <presentation:notes draw:style-name="dp1">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473cm" svg:x="1.4cm" svg:y="0.206cm" presentation:class="title" presentation:user-transformed="true">
          <draw:text-box>
            <text:p>Resource Description Framework (RDF)</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13"><text:span text:style-name="T1">OWL baut auf RDF auf und verwendet </text:span><text:span text:style-name="T5">RDF-Triples</text:span><text:span text:style-name="T1"> als zugrunde liegendes Datenmodell. OWL ontologies are ultimately expressed as RDF triples:</text:span></text:p>
                <text:p text:style-name="P13"><text:span text:style-name="T1">&lt;Subjekt, Prädikat, Objekt&gt;</text:span></text:p>
                <text:p text:style-name="P13"><text:span text:style-name="T1"/></text:p>
                <text:p text:style-name="P13"><text:span text:style-name="T1">Beispiel: </text:span></text:p>
                <text:p text:style-name="P13"><text:span text:style-name="T9">:Student rdfs:subClassOf :Person</text:span></text:p>
                <text:p text:style-name="P13"><text:span text:style-name="T8">Dies</text:span><text:span text:style-name="T10"> </text:span><text:span text:style-name="T8">ist ein Beispiel für eine Relation zwischen zwei Klassen, beschrieben als RDF-Triple. Dies ist eine Form der Wissensrepräsentation.</text:span></text:p>
              </text:list-header>
            </text:list>
          </draw:text-box>
        </draw:frame>
        <presentation:notes draw:style-name="dp1">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presentation:user-transformed="true">
          <draw:text-box>
            <text:p>Domäne (Domain)</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Eine Domäne Legt fest, welche Art von Ding (Klasse) das Subjekt sein muss. Eine Beispiel:</text:span></text:p>
                <text:p text:style-name="P4"><text:span text:style-name="T1"/></text:p>
                <text:p text:style-name="P14"><text:span text:style-name="T9">:Hendrik rdfs:studiertAn :HHN</text:span></text:p>
                <text:p text:style-name="P14"><text:span text:style-name="T9"/></text:p>
                <text:p text:style-name="P14"><text:span text:style-name="T11">Die Klasse oder </text:span><text:span text:style-name="T12">Domäne</text:span><text:span text:style-name="T11"> von der Subjekt </text:span><text:span text:style-name="T9">Hendrik</text:span><text:span text:style-name="T11"> ist</text:span><text:span text:style-name="T9"> Person.</text:span></text:p>
              </text:list-header>
            </text:list>
          </draw:text-box>
        </draw:frame>
        <presentation:notes draw:style-name="dp1">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presentation:user-transformed="true">
          <draw:text-box>
            <text:p>Wertebereich (Range)</text:p>
          </draw:text-box>
        </draw:frame>
        <draw:frame presentation:style-name="pr4" draw:text-style-name="P4" draw:layer="layout" svg:width="25.199cm" svg:height="9.134cm" svg:x="1.4cm" svg:y="3.685cm" presentation:class="outline" presentation:user-transformed="true">
          <draw:text-box>
            <text:list text:style-name="L2">
              <text:list-header>
                <text:p text:style-name="P12"/>
                <text:p text:style-name="P4"><text:span text:style-name="T1">Eine Wertebereich Legt fest, welche Art von Ding (Klasse) das Objekt sein muss. </text:span><text:span text:style-name="T1">Eine Beispiel:</text:span></text:p>
                <text:p text:style-name="P4"><text:span text:style-name="T1"/></text:p>
                <text:p text:style-name="P14"><text:span text:style-name="T9">:Hendrik rdfs:studiertAn :HHN</text:span></text:p>
                <text:p text:style-name="P14"><text:span text:style-name="T9"/></text:p>
                <text:p text:style-name="P14"><text:span text:style-name="T11">Die Klasse oder </text:span><text:span text:style-name="T12">Wertebereich</text:span><text:span text:style-name="T11"> von der Objekt </text:span><text:span text:style-name="T9">HHN</text:span><text:span text:style-name="T11"> ist</text:span><text:span text:style-name="T9"> Universität.</text:span></text:p>
              </text:list-header>
            </text:list>
          </draw:text-box>
        </draw:frame>
        <presentation:notes draw:style-name="dp1">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2.629cm" svg:x="1.4cm" svg:y="0.628cm" presentation:class="title">
          <draw:text-box>
            <text:p>OWL Ontologie Beispiel</text:p>
          </draw:text-box>
        </draw:frame>
        <draw:frame presentation:style-name="pr4" draw:text-style-name="P4" draw:layer="layout" svg:width="25.199cm" svg:height="10.874cm" svg:x="1.401cm" svg:y="3.466cm" presentation:class="outline" presentation:user-transformed="true">
          <draw:text-box>
            <text:list text:style-name="L2">
              <text:list-header>
                <text:p text:style-name="P12"/>
                <text:p text:style-name="P4"><text:span text:style-name="T5">Klassen:</text:span></text:p>
              </text:list-header>
              <text:list-item>
                <text:p text:style-name="P4"><text:span text:style-name="T1">Person</text:span></text:p>
              </text:list-item>
              <text:list-item>
                <text:p text:style-name="P4"><text:span text:style-name="T1">Student (Subklass von Person)</text:span></text:p>
              </text:list-item>
              <text:list-item>
                <text:p text:style-name="P10"><text:span text:style-name="T13">Lehrer </text:span><text:span text:style-name="T1">(Subklass von Person)</text:span></text:p>
              </text:list-item>
              <text:list-item>
                <text:p text:style-name="P4"><text:span text:style-name="T1">Modul</text:span></text:p>
                <text:p text:style-name="P4"><text:span text:style-name="T1"/></text:p>
                <text:p text:style-name="P4"><text:span text:style-name="T5">Eigenschaften:</text:span></text:p>
              </text:list-item>
              <text:list-item>
                <text:p text:style-name="P4"><text:span text:style-name="T1">BelegtModul</text:span></text:p>
              </text:list-item>
              <text:list-item>
                <text:p text:style-name="P4"><text:span text:style-name="T1">Unterrichtet</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2.629cm" svg:x="1.4cm" svg:y="0.628cm" presentation:class="title">
          <draw:text-box>
            <text:p>OWL Ontologie Beispiel</text:p>
          </draw:text-box>
        </draw:frame>
        <draw:frame presentation:style-name="pr4" draw:text-style-name="P4" draw:layer="layout" svg:width="25.199cm" svg:height="10.874cm" svg:x="1.401cm" svg:y="3.466cm" presentation:class="outline" presentation:user-transformed="true">
          <draw:text-box>
            <text:list text:style-name="L2">
              <text:list-header>
                <text:p text:style-name="P12"/>
                <text:p text:style-name="P4"><text:span text:style-name="T2">Wir können diese Ontologie als eine Menge von RDF-Triples beschreiben. Hier sind die Klassen:</text:span></text:p>
                <text:p text:style-name="P4"><text:span text:style-name="T2"/></text:p>
              </text:list-header>
              <text:list-item>
                <text:p text:style-name="P14"><text:span text:style-name="T14">:Person rdf:type owl:Class</text:span></text:p>
              </text:list-item>
              <text:list-item>
                <text:p text:style-name="P14"><text:span text:style-name="T14">:Student rdfs:subClassOf :Person</text:span></text:p>
              </text:list-item>
              <text:list-item>
                <text:p text:style-name="P14"><text:span text:style-name="T14">:Lehrer rdfs:subClassOf :Person</text:span></text:p>
              </text:list-item>
              <text:list-item>
                <text:p text:style-name="P14"><text:span text:style-name="T14">:Modul rdf:type owl:Class</text:span></text:p>
              </text:list-item>
            </text:list>
          </draw:text-box>
        </draw:frame>
        <presentation:notes draw:style-name="dp1">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2.629cm" svg:x="1.4cm" svg:y="0.628cm" presentation:class="title">
          <draw:text-box>
            <text:p>OWL Ontologie Beispiel</text:p>
          </draw:text-box>
        </draw:frame>
        <draw:frame presentation:style-name="pr4" draw:text-style-name="P4" draw:layer="layout" svg:width="25.199cm" svg:height="10.874cm" svg:x="1.401cm" svg:y="3.466cm" presentation:class="outline" presentation:user-transformed="true">
          <draw:text-box>
            <text:list text:style-name="L2">
              <text:list-header>
                <text:p text:style-name="P12"/>
                <text:p text:style-name="P4"><text:span text:style-name="T2">..und die Eigenschaften:</text:span></text:p>
                <text:p text:style-name="P4"><text:span text:style-name="T2"/></text:p>
              </text:list-header>
              <text:list-item>
                <text:p text:style-name="P14"><text:span text:style-name="T14">:belegtModul rdf:type owl:ObjectProperty ;</text:span></text:p>
                <text:list>
                  <text:list-item>
                    <text:list>
                      <text:list-item>
                        <text:list>
                          <text:list-item>
                            <text:list>
                              <text:list-header>
                                <text:p><text:span text:style-name="T14">rdfs:domain :Student</text:span></text:p>
                                <text:p><text:span text:style-name="T14">rdfs:range :Modul</text:span></text:p>
                                <text:p><text:span text:style-name="T14"/></text:p>
                              </text:list-header>
                            </text:list>
                          </text:list-item>
                        </text:list>
                      </text:list-item>
                    </text:list>
                  </text:list-item>
                </text:list>
              </text:list-item>
              <text:list-item>
                <text:p text:style-name="P15"><text:span text:style-name="T14">:unterrichtet rdf:type owl:ObjectProperty ;</text:span></text:p>
                <text:list>
                  <text:list-item>
                    <text:list>
                      <text:list-item>
                        <text:list>
                          <text:list-item>
                            <text:list>
                              <text:list-header>
                                <text:p><text:span text:style-name="T14">rdfs:domain :Lehrer</text:span></text:p>
                                <text:p><text:span text:style-name="T14">rdfs:range :Modul</text:span></text:p>
                              </text:list-header>
                            </text:list>
                          </text:list-item>
                        </text:list>
                      </text:list-item>
                    </text:list>
                  </text:list-item>
                </text:list>
              </text:list-item>
            </text:list>
          </draw:text-box>
        </draw:frame>
        <presentation:notes draw:style-name="dp1">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2.629cm" svg:x="1.4cm" svg:y="0.628cm" presentation:class="title">
          <draw:text-box>
            <text:p>OWL Ontologie Beispiel</text:p>
          </draw:text-box>
        </draw:frame>
        <draw:custom-shape draw:style-name="gr7" draw:text-style-name="P17" draw:layer="layout" svg:width="2.963cm" svg:height="2.963cm" svg:x="21.113cm" svg:y="5.159cm">
          <text:p text:style-name="P16"><text:span text:style-name="T15">Per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2.963cm" svg:height="2.963cm" svg:x="10.413cm" svg:y="4.459cm">
          <text:p text:style-name="P16"><text:span text:style-name="T15">Stud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2.963cm" svg:height="2.963cm" svg:x="12.213cm" svg:y="10.159cm">
          <text:p text:style-name="P16"><text:span text:style-name="T15">Lehr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2.963cm" svg:height="2.963cm" svg:x="3.213cm" svg:y="8.459cm">
          <text:p text:style-name="P16"><text:span text:style-name="T15">Modu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8" draw:layer="layout" svg:x1="21.113cm" svg:y1="6.746cm" svg:x2="13.376cm" svg:y2="6.058cm">
          <text:p/>
        </draw:line>
        <draw:frame draw:style-name="gr9" draw:text-style-name="P20" draw:layer="layout" svg:width="3.043cm" svg:height="0.725cm" svg:x="6.388cm" svg:y="6.879cm">
          <draw:text-box>
            <text:p text:style-name="P19">belegtModul</text:p>
          </draw:text-box>
        </draw:frame>
        <draw:line draw:style-name="gr8" draw:text-style-name="P18" draw:layer="layout" svg:x1="21.404cm" svg:y1="7.461cm" svg:x2="15.176cm" svg:y2="11.165cm">
          <text:p/>
        </draw:line>
        <draw:frame draw:style-name="gr10" draw:text-style-name="P20" draw:layer="layout" svg:width="2.725cm" svg:height="0.725cm" svg:x="17.145cm" svg:y="9.722cm">
          <draw:text-box>
            <text:p text:style-name="P19">subClassOf</text:p>
          </draw:text-box>
        </draw:frame>
        <draw:line draw:style-name="gr8" draw:text-style-name="P18" draw:layer="layout" svg:x1="10.609cm" svg:y1="6.693cm" svg:x2="5.979cm" svg:y2="9.233cm">
          <text:p/>
        </draw:line>
        <draw:line draw:style-name="gr8" draw:text-style-name="P18" draw:layer="layout" svg:x1="12.213cm" svg:y1="11.535cm" svg:x2="6.176cm" svg:y2="10.211cm">
          <text:p/>
        </draw:line>
        <draw:frame draw:style-name="gr9" draw:text-style-name="P20" draw:layer="layout" svg:width="3.043cm" svg:height="0.725cm" svg:x="7.789cm" svg:y="11.18cm">
          <draw:text-box>
            <text:p text:style-name="P19">unterrichtet</text:p>
          </draw:text-box>
        </draw:frame>
        <draw:frame draw:style-name="gr10" draw:text-style-name="P20" draw:layer="layout" svg:width="2.725cm" svg:height="0.725cm" svg:x="16.046cm" svg:y="5.423cm">
          <draw:text-box>
            <text:p text:style-name="P19">subClassOf</text:p>
          </draw:text-box>
        </draw:frame>
        <presentation:notes draw:style-name="dp1">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M Mono 10" svg:font-family="'LM Mono 10'" style:font-adornments="Regular"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Symbols" svg:font-family="'TexMaths Symbol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2T08:41:48.778037635</meta:creation-date>
    <dc:date>2025-04-22T20:01:16.181073388</dc:date>
    <meta:editing-duration>PT3H59M5S</meta:editing-duration>
    <meta:editing-cycles>33</meta:editing-cycles>
    <meta:generator>LibreOffice/24.2.7.2$Linux_X86_64 LibreOffice_project/420$Build-2</meta:generator>
    <meta:document-statistic meta:object-count="127"/>
  </office:meta>
</office:document-meta>
</file>